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3a1f" officeooo:paragraph-rsid="001b3a1f"/>
    </style:style>
    <style:style style:name="P2" style:family="paragraph" style:parent-style-name="Standard">
      <style:text-properties fo:font-weight="bold" officeooo:rsid="001b3a1f" officeooo:paragraph-rsid="001b3a1f" style:font-weight-asian="bold" style:font-weight-complex="bold"/>
    </style:style>
    <style:style style:name="P3" style:family="paragraph" style:parent-style-name="Standard">
      <style:text-properties fo:font-weight="bold" officeooo:rsid="001c9bcc" officeooo:paragraph-rsid="001c9bcc" style:font-weight-asian="bold" style:font-weight-complex="bold"/>
    </style:style>
    <style:style style:name="P4" style:family="paragraph" style:parent-style-name="Standard">
      <style:text-properties fo:font-weight="bold" officeooo:rsid="001cca2e" officeooo:paragraph-rsid="001cca2e" style:font-weight-asian="bold" style:font-weight-complex="bold"/>
    </style:style>
    <style:style style:name="P5" style:family="paragraph" style:parent-style-name="Standard">
      <style:text-properties fo:font-weight="bold" officeooo:rsid="0026fdfc" officeooo:paragraph-rsid="0026fdf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b3a1f" officeooo:paragraph-rsid="001b3a1f" style:font-weight-asian="bold" style:font-weight-complex="bold"/>
    </style:style>
    <style:style style:name="P7" style:family="paragraph" style:parent-style-name="Standard">
      <style:text-properties fo:font-weight="normal" officeooo:rsid="001b3a1f" officeooo:paragraph-rsid="001b3a1f" style:font-weight-asian="normal" style:font-weight-complex="normal"/>
    </style:style>
    <style:style style:name="P8" style:family="paragraph" style:parent-style-name="Standard">
      <style:text-properties fo:font-weight="normal" officeooo:rsid="001c9bcc" officeooo:paragraph-rsid="001c9bcc" style:font-weight-asian="normal" style:font-weight-complex="normal"/>
    </style:style>
    <style:style style:name="P9" style:family="paragraph" style:parent-style-name="Standard">
      <style:text-properties fo:font-weight="normal" officeooo:rsid="001cca2e" officeooo:paragraph-rsid="001cca2e" style:font-weight-asian="normal" style:font-weight-complex="normal"/>
    </style:style>
    <style:style style:name="P10" style:family="paragraph" style:parent-style-name="Standard">
      <style:text-properties fo:font-weight="normal" officeooo:rsid="0021be36" officeooo:paragraph-rsid="0021be36" style:font-weight-asian="normal" style:font-weight-complex="normal"/>
    </style:style>
    <style:style style:name="P11" style:family="paragraph" style:parent-style-name="Standard">
      <style:text-properties fo:font-weight="normal" officeooo:rsid="00225781" officeooo:paragraph-rsid="00225781" style:font-weight-asian="normal" style:font-weight-complex="normal"/>
    </style:style>
    <style:style style:name="P12" style:family="paragraph" style:parent-style-name="Standard">
      <style:text-properties fo:font-weight="normal" officeooo:rsid="0024c1f9" officeooo:paragraph-rsid="0024c1f9" style:font-weight-asian="normal" style:font-weight-complex="normal"/>
    </style:style>
    <style:style style:name="P13" style:family="paragraph" style:parent-style-name="Standard">
      <style:text-properties fo:font-weight="normal" officeooo:rsid="00256945" officeooo:paragraph-rsid="00256945" style:font-weight-asian="normal" style:font-weight-complex="normal"/>
    </style:style>
    <style:style style:name="P14" style:family="paragraph" style:parent-style-name="Standard">
      <style:text-properties fo:font-weight="normal" officeooo:rsid="0026b5d2" officeooo:paragraph-rsid="0026b5d2" style:font-weight-asian="normal" style:font-weight-complex="normal"/>
    </style:style>
    <style:style style:name="P15" style:family="paragraph" style:parent-style-name="Standard">
      <style:text-properties fo:font-weight="normal" officeooo:rsid="0026fdfc" officeooo:paragraph-rsid="0026fdfc" style:font-weight-asian="normal" style:font-weight-complex="normal"/>
    </style:style>
    <style:style style:name="P16" style:family="paragraph" style:parent-style-name="Standard">
      <style:text-properties fo:font-weight="normal" officeooo:rsid="0028ccf0" officeooo:paragraph-rsid="0028ccf0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bold" officeooo:rsid="00225781" officeooo:paragraph-rsid="0022578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802"/>
    </style:style>
    <style:style style:name="T3" style:family="text">
      <style:text-properties officeooo:rsid="0028c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cos no PostgreSQL</text:p>
      <text:p text:style-name="P1"/>
      <text:p text:style-name="P1"/>
      <text:p text:style-name="P1">Resumo do artigo PostgreSQL, discos &amp; Cia do Fábio Telles.</text:p>
      <text:p text:style-name="P1"/>
      <text:p text:style-name="P2">Tipo de RAID a usar</text:p>
      <text:p text:style-name="P1"/>
      <text:p text:style-name="P1">Quanto mais discos colocar no RAID, mais rápido será o acesso para todas as operações.</text:p>
      <text:p text:style-name="P1"/>
      <text:p text:style-name="P1"><text:span text:style-name="T1">RAID 0</text:span></text:p>
      <text:p text:style-name="P1"><text:span text:style-name="T1"/></text:p>
      <text:p text:style-name="P7">Aproveitamento máximo dos discos. O ganho de desempenho é exatamente igual ao número de discos utilizados. Para 2 discos, 2 vezes mais rápido; 5 discos, 5 vezes mais rápido e assim por diante. Só um problema, se um único disco falhar todos os seus dados em todos os discos se perderão.</text:p>
      <text:p text:style-name="P7"/>
      <text:p text:style-name="P2">RAID 5</text:p>
      <text:p text:style-name="P7"/>
      <text:p text:style-name="P8">Se você tem um grande volume de dados estáticos (muita leitura e pouca gravação) o RAID 5 pode ser indicado para você. Enquanto que no RAID 0 não temos nenhuma segurança, no RAID 5 podemos perder até um disco inteiro e manter a segurança.</text:p>
      <text:p text:style-name="P8">Se você se preocupa com segurança use RAID 5. </text:p>
      <text:p text:style-name="P8">Caso se preocupe com desempenho só use RAID 5 com pelo menos 5 discos.</text:p>
      <text:p text:style-name="P8"/>
      <text:p text:style-name="P3">RAID 1</text:p>
      <text:p text:style-name="P8"/>
      <text:p text:style-name="P8">É o mais simples e o mais caro tipo de RAID.</text:p>
      <text:p text:style-name="P8"/>
      <text:p text:style-name="P3">RAID 10</text:p>
      <text:p text:style-name="P8"/>
      <text:p text:style-name="P8">Seu único problema é o custo. Com 4 discos de 300 (1200) você só aproveita 600GB.</text:p>
      <text:p text:style-name="P8"/>
      <text:p text:style-name="P9">A recomendação é sempre usar RAID, escolhendo de acordo com sua estrutura e condições o 10, 1, 5 ou 6. Existe uma tendência atual de usar sempre RAID 1 ou 10.</text:p>
      <text:p text:style-name="P9"/>
      <text:p text:style-name="P4">Discos</text:p>
      <text:p text:style-name="P9"/>
      <text:p text:style-name="P9">Existem no mercado 3 tipos de interfaces para discos: fiber channel, SAS e SCSI. <text:span text:style-name="T2">Se estiver interessado em um desempenho e segurança mínimos esqueça a SATA. Os de fiber channel são usados apenas em storages externos de alto desempenho.</text:span></text:p>
      <text:p text:style-name="P9"/>
      <text:p text:style-name="P10">A recomendação é que se compre uma controladora decente e discos dedicados a servidores e não a desktops.</text:p>
      <text:p text:style-name="P10"/>
      <text:p text:style-name="P10">Pode começar com 2 discos e ir aumentando aos pares. Isso possibilita RAID 1 (aceitável) e ir aumentando para 4 <text:s/>ou 6 com RAID 10.</text:p>
      <text:p text:style-name="P10"/>
      <text:p text:style-name="P11">Ao comprar servidores em baisas evite os 1U, que somente comporta 2 discos. Prefira os 2U, que comportam 6 discos ou superior.</text:p>
      <text:p text:style-name="P11"/>
      <text:p text:style-name="P14">Uma boa controladora faz toda a diferença.</text:p>
      <text:p text:style-name="P17">Para medir estatísticas de discos instale:</text:p>
      <text:p text:style-name="P11"/>
      <text:p text:style-name="P11">sudo apt install sysstat</text:p>
      <text:p text:style-name="P11"/>
      <text:p text:style-name="P11">Execute</text:p>
      <text:p text:style-name="P11">iostat</text:p>
      <text:p text:style-name="P11"/>
      <text:p text:style-name="P12">ribafs@ribalinux ~ $ iostat</text:p>
      <text:p text:style-name="P12">Linux 4.4.0-21-generic (ribalinux) <text:tab/>01/08/2016 <text:tab/>_x86_64_<text:tab/>(4 CPU)</text:p>
      <text:p text:style-name="P12"/>
      <text:p text:style-name="P12">avg-cpu: <text:s/>%user <text:s text:c="2"/>%nice %system %iowait <text:s/>%steal <text:s text:c="2"/>%idle</text:p>
      <text:p text:style-name="P12"><text:s text:c="11"/>5,49 <text:s text:c="3"/>0,05 <text:s text:c="3"/>1,40 <text:s text:c="3"/>7,03 <text:s text:c="3"/>0,00 <text:s text:c="2"/>86,03</text:p>
      <text:p text:style-name="P12"/>
      <text:p text:style-name="P12">Device: <text:s text:c="11"/>tps <text:s text:c="3"/>kB_read/s <text:s text:c="3"/>kB_wrtn/s <text:s text:c="3"/>kB_read <text:s text:c="3"/>kB_wrtn</text:p>
      <text:p text:style-name="P12">sda <text:s text:c="13"/>18,38 <text:s text:c="6"/>297,77 <text:s text:c="5"/>1923,27 <text:s text:c="3"/>1722855 <text:s text:c="2"/>11127677</text:p>
      <text:p text:style-name="P12">sdf <text:s text:c="14"/>0,02 <text:s text:c="8"/>0,51 <text:s text:c="8"/>0,00 <text:s text:c="6"/>2932 <text:s text:c="8"/>16</text:p>
      <text:p text:style-name="P12"/>
      <text:p text:style-name="P12"/>
      <text:p text:style-name="P13">A coluna tps mostra a velocidade.</text:p>
      <text:p text:style-name="P13"/>
      <text:p text:style-name="P13"/>
      <text:p text:style-name="P5">Storages Externos</text:p>
      <text:p text:style-name="P15"/>
      <text:p text:style-name="P15">Caso tenha uma grande necessidade de espaço e segurança deve pensar em adquirir um storage externo de alto desempenho. <text:span text:style-name="T3">Este storage pode ser compartilhado com vários servidores. Lembrar que eles geralmente são vendidos com algum software de backup e com outros bons recursos.</text:span></text:p>
      <text:p text:style-name="P15"/>
      <text:p text:style-name="P16">Os mais indicados são os com fiber channel.</text:p>
      <text:p text:style-name="P16"/>
      <text:p text:style-name="P16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08:11:43.572797954</meta:creation-date>
    <dc:date>2016-08-01T08:44:50.752769795</dc:date>
    <meta:editing-duration>PT33M1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442" meta:character-count="2632" meta:non-whitespace-character-count="2095"/>
  </office:meta>
</office:document-meta>
</file>